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1e1" officeooo:paragraph-rsid="000681e1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Как работает билдер и как его создать <text:line-break/><text:line-break/><text:span text:style-name="T1">JDBC </text:span><text:span text:style-name="T2">в тестах <text:line-break/><text:line-break/>Grpc</text:span><text:span text:style-name="T1">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00:25:52.377000000</meta:creation-date>
    <dc:date>2025-09-24T00:26:12.928000000</dc:date>
    <meta:editing-duration>PT20S</meta:editing-duration>
    <meta:editing-cycles>1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" meta:word-count="11" meta:character-count="61" meta:non-whitespace-character-count="46"/>
  </office:meta>
</office:document-meta>
</file>